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402AADDB1F62D4512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6.65cm" fo:min-width="13.5cm"/>
    </style:style>
    <style:style style:name="gr3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4.103cm" fo:min-width="7cm"/>
    </style:style>
    <style:style style:name="gr4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0.35cm" fo:min-width="0.2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-color="#f5f5f5" draw:opacity="90%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6.999cm" svg:height="16.029cm" svg:x="1.024cm" svg:y="1.028cm">
          <draw:image xlink:href="Pictures/100002010000044000000402AADDB1F62D451249.png" xlink:type="simple" xlink:show="embed" xlink:actuate="onLoad" loext:mime-type="image/png">
            <text:p/>
          </draw:image>
        </draw:frame>
        <draw:custom-shape draw:style-name="gr2" draw:text-style-name="P2" draw:layer="layout" svg:width="14cm" svg:height="6.9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4.353cm" svg:x="2.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6cm" svg:x="2.5cm" svg:y="7.5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55:49.432896099</meta:creation-date>
    <dc:date>2021-05-04T18:37:43.236604305</dc:date>
    <meta:editing-duration>PT57M24S</meta:editing-duration>
    <meta:editing-cycles>5</meta:editing-cycles>
    <meta:generator>LibreOffice/6.1.5.2$Linux_X86_64 LibreOffice_project/10$Build-2</meta:generator>
    <meta:document-statistic meta:object-count="4"/>
  </office:meta>
</office:document-meta>
</file>